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46:38.043034737</dc:date>
    <meta:editing-duration>PT2M25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0627905195293152">
                <text:p>-0.0627905195293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627905195293141">
                <text:p>0.0627905195293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425779291565075">
                <text:p>0.425779291565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062790519529312">
                <text:p>0.062790519529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35826794978999">
                <text:p>-0.535826794978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0627905195293102">
                <text:p>-0.0627905195293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627905195293124">
                <text:p>-0.0627905195293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309016994374952">
                <text:p>-0.309016994374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728968627421409">
                <text:p>0.728968627421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